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2" style:family="table">
      <style:table-properties style:width="17cm" table:align="margins"/>
    </style:style>
    <style:style style:name="Tablo2.A" style:family="table-column">
      <style:table-column-properties style:column-width="8.5cm" style:rel-column-width="32767*"/>
    </style:style>
    <style:style style:name="Tablo2.B" style:family="table-column">
      <style:table-column-properties style:column-width="8.5cm" style:rel-column-width="32768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B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616cm" table:align="center"/>
    </style:style>
    <style:style style:name="Tablo3.A" style:family="table-column">
      <style:table-column-properties style:column-width="12.848cm"/>
    </style:style>
    <style:style style:name="Tablo3.B" style:family="table-column">
      <style:table-column-properties style:column-width="1.87cm"/>
    </style:style>
    <style:style style:name="Tablo3.C" style:family="table-column">
      <style:table-column-properties style:column-width="1.898cm"/>
    </style:style>
    <style:style style:name="Tablo3.1" style:family="table-row">
      <style:table-row-properties style:min-row-height="0.529cm"/>
    </style:style>
    <style:style style:name="Tablo3.A1" style:family="table-cell">
      <style:table-cell-properties style:vertical-align="middle" fo:padding="0.049cm" fo:border="0.035cm solid #999999"/>
    </style:style>
    <style:style style:name="Tablo3.A2" style:family="table-cell">
      <style:table-cell-properties fo:padding="0.049cm" fo:border-left="0.035cm solid #999999" fo:border-right="none" fo:border-top="none" fo:border-bottom="0.035cm solid #999999"/>
    </style:style>
    <style:style style:name="Tablo3.C2" style:family="table-cell">
      <style:table-cell-properties fo:padding="0.049cm" fo:border-left="0.035cm solid #999999" fo:border-right="0.035cm solid #999999" fo:border-top="none" fo:border-bottom="0.035cm solid #999999"/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4.249cm" style:rel-column-width="16383*"/>
    </style:style>
    <style:style style:name="Tablo1.B" style:family="table-column">
      <style:table-column-properties style:column-width="4.251cm" style:rel-column-width="16384*"/>
    </style:style>
    <style:style style:name="Tablo1.C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C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color="#ff0000"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ff0000" fo:font-weight="bold" style:font-weight-asian="bold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2pt" style:text-underline-style="none" style:font-size-asian="10.5pt" style:font-size-complex="12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text-underline-style="none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0000ff"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color="#000080"/>
    </style:style>
    <style:style style:name="P12" style:family="paragraph" style:parent-style-name="Table_20_Contents">
      <style:text-properties fo:color="#ff3333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ff"/>
    </style:style>
    <style:style style:name="P14" style:family="paragraph" style:parent-style-name="Standard" style:list-style-name="L1">
      <style:paragraph-properties fo:background-color="transparent">
        <style:background-image/>
      </style:paragraph-properties>
      <style:text-properties fo:color="#ff0000" fo:font-size="13pt" style:text-underline-style="none" style:font-size-asian="13pt" style:font-size-complex="13pt"/>
    </style:style>
    <style:style style:name="P15" style:family="paragraph" style:parent-style-name="Standard" style:list-style-name="L2">
      <style:paragraph-properties fo:background-color="transparent">
        <style:background-image/>
      </style:paragraph-properties>
      <style:text-properties fo:color="#ff0000" fo:font-size="12pt" style:text-underline-style="none" style:font-size-asian="10.5pt" style:font-size-complex="12pt"/>
    </style:style>
    <style:style style:name="P16" style:family="paragraph" style:parent-style-name="Standard" style:list-style-name="L2">
      <style:paragraph-properties fo:background-color="transparent">
        <style:background-image/>
      </style:paragraph-properties>
      <style:text-properties style:use-window-font-color="true" fo:font-size="12pt" style:text-underline-style="none" style:font-size-asian="10.5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ffff"/>
    </style:style>
    <style:style style:name="T3" style:family="text">
      <style:text-properties fo:color="#ff0000"/>
    </style:style>
    <style:style style:name="T4" style:family="text">
      <style:text-properties fo:color="#ff0000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style:use-window-font-color="true" fo:font-size="12pt" style:font-size-asian="10.5pt" style:font-size-complex="12pt"/>
    </style:style>
    <style:style style:name="T9" style:family="text">
      <style:text-properties style:use-window-font-color="true" fo:font-size="12pt" style:text-underline-style="none" style:font-size-asian="10.5pt" style:font-size-complex="12pt"/>
    </style:style>
    <style:style style:name="T10" style:family="text">
      <style:text-properties fo:color="#0000ff"/>
    </style:style>
    <style:style style:name="T11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0000ff" style:text-underline-style="solid" style:text-underline-width="auto" style:text-underline-color="font-color"/>
    </style:style>
    <style:style style:name="T13" style:family="text">
      <style:text-properties fo:background-color="#c0c0c0"/>
    </style:style>
    <style:style style:name="T14" style:family="text">
      <style:text-properties fo:color="#dc2300"/>
    </style:style>
    <style:style style:name="T15" style:family="text">
      <style:text-properties fo:color="#008000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color="#000080"/>
    </style:style>
    <style:style style:name="T17" style:family="text">
      <style:text-properties fo:color="#0047ff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text:span text:style-name="T4">Bilanço nedir ?</text:span></text:p>
      <text:p text:style-name="P2"/>
      <text:p text:style-name="P1"><text:tab/>Bilanço , bir işletmenin belirli bir tarihteki finansal durumunu yansıtan , sahip olduğu </text:p>
      <text:p text:style-name="P1"/>
      <text:p text:style-name="P1"><text:tab/>varlıklar ile bu varlıkların sağlandığı kaynakları gösteren mali tablodur.</text:p>
      <text:p text:style-name="P1"/>
      <text:p text:style-name="P1"><text:tab/>Bilançolar aktif ve pasif kalemlerden oluşmaktadır.</text:p>
      <text:p text:style-name="P1"/>
      <text:p text:style-name="P1"><text:tab/>Aktifler işletmenin sahip olduğu varlıkları , pasifler ise bu varlıkların sağlandığı yabancı </text:p>
      <text:p text:style-name="P1">kaynakları ve özsermayeyi gösterir.</text:p>
      <text:p text:style-name="P1"/>
      <text:p text:style-name="P1"/>
      <table:table table:name="Tablo2" table:style-name="Tablo2">
        <table:table-column table:style-name="Tablo2.A"/>
        <table:table-column table:style-name="Tablo2.B"/>
        <table:table-row>
          <table:table-cell table:style-name="Tablo2.A1" office:value-type="string">
            <text:p text:style-name="Table_20_Contents">Aktifler</text:p>
          </table:table-cell>
          <table:table-cell table:style-name="Tablo2.B1" office:value-type="string">
            <text:p text:style-name="Table_20_Contents">Pasifler</text:p>
          </table:table-cell>
        </table:table-row>
        <table:table-row>
          <table:table-cell table:style-name="Tablo2.A2" office:value-type="string">
            <text:p text:style-name="Table_20_Contents">1.Dönen Varlıklar</text:p>
            <text:p text:style-name="Table_20_Contents"/>
            <text:p text:style-name="Table_20_Contents">2.Duran Varlıklar</text:p>
          </table:table-cell>
          <table:table-cell table:style-name="Tablo2.B2" office:value-type="string">
            <text:p text:style-name="Table_20_Contents">3.Kısa Vadeli Yabancı Kaynaklar</text:p>
            <text:p text:style-name="Table_20_Contents"/>
            <text:p text:style-name="Table_20_Contents">4.Uzun Vadeli Yabancı Kaynaklar</text:p>
            <text:p text:style-name="Table_20_Contents"/>
            <text:p text:style-name="Table_20_Contents">5.Özkaynaklar</text:p>
          </table:table-cell>
        </table:table-row>
        <table:table-row>
          <table:table-cell table:style-name="Tablo2.A2" office:value-type="string">
            <text:p text:style-name="Table_20_Contents">Aktif Toplam</text:p>
          </table:table-cell>
          <table:table-cell table:style-name="Tablo2.B2" office:value-type="string">
            <text:p text:style-name="Table_20_Contents">Pasif Toplam</text:p>
          </table:table-cell>
        </table:table-row>
      </table:table>
      <text:p text:style-name="P1"><text:tab/></text:p>
      <text:p text:style-name="P1"><text:tab/><text:span text:style-name="T1">Bilanço Denkliği</text:span></text:p>
      <text:p text:style-name="P1"/>
      <text:p text:style-name="P1"><text:tab/>VARLIKLAR <text:s text:c="7"/>= <text:s text:c="11"/>KAYNAKLAR</text:p>
      <text:p text:style-name="P1"/>
      <text:p text:style-name="P1"><text:tab/>AKTİF <text:s text:c="18"/>= <text:s text:c="12"/>PASİF</text:p>
      <text:p text:style-name="P1"/>
      <text:p text:style-name="Standard"><text:tab/></text:p>
      <text:p text:style-name="Standard"><text:tab/>Bilanço hesap planının ilk 5 grubuna ait olan muhasebe hesaplarından oluşur.</text:p>
      <text:p text:style-name="Standard"/>
      <text:p text:style-name="P1"><text:tab/>Bilançonun aktif kalemleri <text:s/>1.Dönen Varlıklar ve 2.Duran Varlıklar <text:s/>hesap gruplarına ait <text:s/>hesaplardan oluşur.</text:p>
      <text:p text:style-name="P1"/>
      <text:p text:style-name="P1"><text:tab/>Bilançonun pasif kalemleri ise 3.Kısa Vadeli Yabancı Kaynaklar,4.Uzun Vadeli Yabancı </text:p>
      <text:p text:style-name="P1">Kaynaklar ve 5.Özkaynaklar hesap gruplarına ait hesaplardan oluşur.</text:p>
      <text:p text:style-name="P1"><text:tab/></text:p>
      <text:p text:style-name="P1"/>
      <text:p text:style-name="P1"><text:tab/>Bilanço da aktiflerde bulunan aşağıdaki hesaplar da artış meydana geldiğinde hesaba alacak yazılır.</text:p>
      <text:p text:style-name="P1"/>
      <text:p text:style-name="P1"><text:tab/>103 , 119 , 122 , <text:span text:style-name="T7">124,</text:span> 129 , 137 , 139 , 158 , 199 , 222 , 229 , 237 , 239 , 241 , <text:span text:style-name="T7">243</text:span><text:span text:style-name="T18">,</text:span> 244 ,<text:span text:style-name="T7">246</text:span><text:span text:style-name="T19">,</text:span> 247 , 249 ,257 , 268 , 278 , 298, <text:span text:style-name="T7">299</text:span></text:p>
      <text:p text:style-name="P1"/>
      <text:p text:style-name="P1"><text:tab/>Bilanço da pasiflerde <text:s/>bulunan aşağıdaki hesaplarda artış meydana geldiğinde hesaba borç </text:p>
      <text:p text:style-name="P1">yazılır.</text:p>
      <text:p text:style-name="P1"/>
      <text:p text:style-name="P1"><text:tab/><text:span text:style-name="T7">302</text:span>, 308 , 322 , 337 , 371 ,<text:span text:style-name="T7">402</text:span><text:span text:style-name="T19">,</text:span> 408 , 422 , 437 , 501 ,<text:span text:style-name="T7">503,</text:span><text:span text:style-name="T19"> </text:span><text:span text:style-name="T7">580,</text:span>591 </text:p>
      <text:p text:style-name="P1"/>
      <text:p text:style-name="P1"><text:tab/><text:span text:style-name="T13">Mizanın borç/alacak bakiye toplamları ile bilançonun aktif/pasif toplamları eşit olmalıdır.</text:span></text:p>
      <text:p text:style-name="P1"/>
      <text:p text:style-name="Standard"><text:tab/> <text:span text:style-name="T2"><text:tab/><text:tab/></text:span></text:p>
      <text:p text:style-name="P3"><text:soft-page-break/><text:tab/></text:p>
      <text:p text:style-name="P6"><text:tab/><text:span text:style-name="T11">Gelir / Gider Hesapları</text:span></text:p>
      <text:p text:style-name="P6"/>
      <text:p text:style-name="P6"><text:tab/>İşletmenin faaliyetleri sonucunda varlıklarında artış meydana getiren unsurlara <text:span text:style-name="T14">gelir</text:span>,</text:p>
      <text:p text:style-name="P6">bu unsurların izlendiği hesaplara da <text:span text:style-name="T3">gelir hesapları</text:span> denir.</text:p>
      <text:p text:style-name="P6"/>
      <text:p text:style-name="P6"><text:tab/>Gelir hesapları , gider hesapları ile birlikte hesap planının 6.grubunda yer alır.</text:p>
      <text:p text:style-name="P6"/>
      <text:p text:style-name="P6"><text:tab/><text:span text:style-name="T6">Gelir Hesapları</text:span> </text:p>
      <text:p text:style-name="P6"/>
      <text:p text:style-name="P3"><text:span text:style-name="T9"><text:tab/></text:span><text:span text:style-name="Strong_20_Emphasis">60. Brüt Satışlar</text:span><text:line-break/><text:tab/>600. Yurt İçi Satışlar <text:line-break/><text:tab/>601. Yurt Dışı Satışlar <text:line-break/><text:tab/>602. Diğer Gelirler <text:line-break/><text:span text:style-name="Strong_20_Emphasis"><text:line-break/><text:tab/>61. Satış İndirimleri(-)</text:span><text:line-break/><text:tab/>610. Satıştan İadeler(-)<text:line-break/><text:tab/>611. Satış İndirimleri(-)<text:line-break/><text:tab/>612. Diğer İndirimler(-)<text:line-break/><text:span text:style-name="Strong_20_Emphasis"><text:line-break/><text:tab/>64. Diğer Faaliyetlerden Olağan Gelir Ve Kârlar</text:span><text:line-break/><text:tab/>640. İştiraklerden Temettü Gelirleri<text:line-break/><text:tab/>641. Bağlı Ortaklıklardan Temettü Gelirleri<text:line-break/><text:tab/>642. Faiz Gelirleri<text:line-break/><text:tab/>643. Komisyon Gelirleri<text:line-break/><text:tab/>644. Konusu Kalmayan Karşılıklar<text:line-break/><text:tab/>645. Menkul Kıymet Satış Kârları<text:line-break/><text:tab/>646. Kambiyo Kârları<text:line-break/><text:tab/>647. Reeskont Faiz Gelirleri<text:line-break/><text:tab/>648. Enflasyon Düzeltme Kârları<text:line-break/><text:tab/>649. Diğer Olağan Gelir Ve Kârlar<text:line-break/><text:line-break/><text:tab/><text:span text:style-name="Strong_20_Emphasis">67. Olağan Dışı Gelir Ve Kârlar</text:span><text:line-break/><text:tab/>671. Önceki Dönem Gelir Ve Kârları<text:line-break/><text:tab/>679. Diğer Olağan Dışı Gelir Ve Kârlar</text:p>
      <text:p text:style-name="P3"/>
      <text:p text:style-name="P3"><text:tab/><text:span text:style-name="T10">Gelir hesaplarında <text:s/>artış meydana geldiğinde hesabın alacak tarafına , azalış meydana geldiğinde hesabın borç tarafına yazılır.</text:span></text:p>
      <text:p text:style-name="P3"/>
      <text:p text:style-name="P3"/>
      <text:p text:style-name="P3"/>
      <text:p text:style-name="P3"><text:tab/>İşletmelerin faaliyetlerinde kullandıkları varlıkları elde edebilmek için katlanmak zorunda oldukları unsurlara <text:span text:style-name="T3">gider</text:span> , bu unsurların izlendiği hesaplara ise <text:span text:style-name="T3">gider hesapları</text:span> denir.</text:p>
      <text:p text:style-name="P3"/>
      <text:p text:style-name="P3"/>
      <text:p text:style-name="P3"><text:tab/><text:span text:style-name="T6">Gider Hesapları</text:span></text:p>
      <text:p text:style-name="P3"/>
      <text:p text:style-name="P3"><text:tab/><text:span text:style-name="Strong_20_Emphasis">62. Satışların Maliyeti(-)</text:span><text:line-break/><text:tab/>620. Satılan Mamuller Maliyeti(-)<text:line-break/><text:tab/>621. Satılan Ticari Mallar Maliyeti(-)<text:line-break/><text:tab/>622. Satılan Hizmet Maliyeti(-)<text:line-break/><text:tab/>623. Diğer Satışların Maliyeti(-)</text:p>
      <text:p text:style-name="P3"><text:soft-page-break/><text:line-break/><text:tab/><text:span text:style-name="Strong_20_Emphasis">63. Faaliyet Giderleri(-)</text:span><text:line-break/><text:tab/>630. Araştırma Ve Geliştirme Giderleri(-)<text:line-break/><text:tab/>631. Pazarlama Satış Ve Dağıtım Giderleri(-)<text:line-break/><text:tab/>632. Genel Yönetim Giderleri(-)<text:line-break/><text:line-break/><text:tab/><text:span text:style-name="Strong_20_Emphasis">65. Diğer Faaliyetlerden Olağan Gider Ve Zararlar(-)</text:span><text:line-break/><text:tab/>653. Komisyon Giderleri(-)<text:line-break/><text:tab/>654. Karşılık Giderleri(-)<text:line-break/><text:tab/>655. Menkul Kıymet Satış Zararları(-)<text:line-break/><text:tab/>656. Kambiyo Zararları(-)<text:line-break/><text:tab/>657. Reeskont Faiz Giderleri(-)<text:line-break/><text:tab/>658. Enflasyon Düzeltmesi Zararları(-)<text:line-break/><text:tab/>659. Diğer Gider Ve Zararlar(-)<text:line-break/><text:line-break/><text:tab/><text:span text:style-name="Strong_20_Emphasis">66. Finansman Giderleri(-)</text:span><text:line-break/><text:tab/>660. Kısa Vadeli Borçlanma Giderleri(-)<text:line-break/><text:tab/>661. Uzun Vadeli Borçlanma Giderleri(-)<text:line-break/><text:line-break/><text:tab/><text:span text:style-name="Strong_20_Emphasis">68. Olağan Dışı Gider Ve Zararlar(-)</text:span><text:line-break/><text:tab/>680. Çalışmayan Kısım Gider Ve Zararları(-)<text:line-break/><text:tab/>681. Önceki Dönem Gider Ve Zararları(-)<text:line-break/><text:tab/>689. Diğer Olağan Dışı Gider Ve Zararlar(-)</text:p>
      <text:p text:style-name="P3"/>
      <text:p text:style-name="P3"><text:tab/><text:span text:style-name="T10">Gider hesaplarında artış meydana geldiğinde hesabın borcuna , azalış ise hesabın alacağına yazılır.</text:span></text:p>
      <text:p text:style-name="P13"/>
      <text:p text:style-name="P3"><text:span text:style-name="T10"><text:tab/></text:span><text:span text:style-name="T7">690 DÖNEM KARI VEYA ZARARI</text:span></text:p>
      <text:p text:style-name="P5"><text:tab/>691 DÖNEM KARI VERGİ VE DİĞER YASAL YÜKÜMLÜLÜK </text:p>
      <text:p text:style-name="P5"><text:tab/> <text:s text:c="6"/>KARŞILIKLARI <text:span text:style-name="T20">(-)</text:span></text:p>
      <text:p text:style-name="P5"><text:tab/>692 DÖNEM NET KARI VEYA ZARARI</text:p>
      <text:p text:style-name="P5"><text:tab/>697 YILLARA YAYGIN İNŞAAT ENFLASYON DÜZELTME HESABI</text:p>
      <text:p text:style-name="P5"><text:tab/>698 ENFLASYON DÜZELTME HESABI</text:p>
      <text:p text:style-name="P3"/>
      <text:p text:style-name="P3"><text:tab/>İşletmeler giderlerini dönem içerisinde 7 ile başlayan ilgili maliyet hesaplarında takip ederler ve dönem sonlarında 6 ile başlayan ilgili gelir tablosu hesaplarına yansıtma hesapları </text:p>
      <text:p text:style-name="P3">aracılığı ile devrederler.</text:p>
      <text:p text:style-name="P3"/>
      <text:p text:style-name="P3"><text:tab/>7.grupta yer alan Araştırma ve geliştirme giderleri,pazarlama satış ve dağtım giderleri ve genel yönetim giderleri hesapları yansıtma hesapları alacağı ile dönem sonlarında faaliyet giderleri grubunda yer alan hesaplara devredilir.</text:p>
      <text:p text:style-name="P3"/>
      <text:p text:style-name="P3"/>
      <text:p text:style-name="P3"/>
      <text:p text:style-name="P3"/>
      <text:p text:style-name="P3"><text:tab/><text:span text:style-name="T15">Gelir Tablosu Nedir ?</text:span></text:p>
      <text:p text:style-name="P3"/>
      <text:p text:style-name="P3"><text:tab/>Bir işletmenin belli bir dönemde elde ettiği tüm gelirler ile <text:s/>aynı dönemde katlandığı bütün </text:p>
      <text:p text:style-name="P3">maliyet ve giderleri ve bunların sonucunda işletmenin elde etttiği net karı veya zararı gösteren mali tablodur.</text:p>
      <text:p text:style-name="P3"/>
      <text:p text:style-name="P3"><text:tab/><text:span text:style-name="Strong_20_Emphasis">Gelir Tablosu Hesapları :</text:span> İşletmenin faaliyet dönemine ilişkin brüt satışları, satış <text:soft-page-break/>indirimleri, satışların maliyeti, faaliyet giderleri, diğer faaliyetlerden gelir ve kârlar, diğer faaliyetlerden gider ve zararlar, finansman giderleri, olağandışı gelir ve kârlar ve olağan dışı gider ve zararlardan oluşur.</text:p>
      <text:p text:style-name="P3"/>
      <text:p text:style-name="P3"/>
      <text:p text:style-name="P3"/>
      <text:p text:style-name="P3"/>
      <table:table table:name="Tablo3" table:style-name="Tablo3">
        <table:table-column table:style-name="Tablo3.A"/>
        <table:table-column table:style-name="Tablo3.B"/>
        <table:table-column table:style-name="Tablo3.C"/>
        <table:table-row table:style-name="Tablo3.1">
          <table:table-cell table:style-name="Tablo3.A1" table:number-columns-spanned="3" office:value-type="string">
            <text:p text:style-name="P9"><text:span text:style-name="Strong_20_Emphasis">GELİR TABLOSU</text:span></text:p>
          </table:table-cell>
          <table:covered-table-cell/>
          <table:covered-table-cell/>
        </table:table-row>
        <table:table-row>
          <table:table-cell table:style-name="Tablo3.A2" office:value-type="string">
            <text:p text:style-name="P10"><text:span text:style-name="Strong_20_Emphasis">A-BRÜT SATIŞLAR</text:span><text:line-break/>1-Yurt içi Satışlar<text:line-break/>2-Yurt dışı Satışlar<text:line-break/>3-Diğer Gelirler<text:line-break/><text:span text:style-name="Strong_20_Emphasis">B-SATIŞ İNDİRİMLERİ(-)</text:span><text:line-break/>1-Satıştan İadeler(-)<text:line-break/>2-Satış İskontoları(-)<text:line-break/>3-Diğer İndirimler(-)<text:line-break/><text:span text:style-name="Strong_20_Emphasis">C-NET SATIŞLAR<text:line-break/>D-SATIŞLARIN MALİYETİ(-)</text:span><text:line-break/>1-Satılan Mamuller Maliyeti(-)<text:line-break/>2-Satılan Ticari Mallar Maliyeti(-)<text:line-break/>3-Satılan Hizmet Maliyeti(-)<text:line-break/>4-Diğer Satışların Maliyeti(-)<text:line-break/>BRÜT SATIŞ KÂRI VEYA ZARARI<text:line-break/><text:span text:style-name="Strong_20_Emphasis">E-FAALİYET GİDERLERİ(-)</text:span><text:line-break/>1-Araştırma ve Geliştirme Giderleri(-)<text:line-break/>2-Pazarlama, Satış ve Dağıtım Giderleri(-)<text:line-break/>3-Genel Yönetim Giderleri(-)<text:line-break/>FAALİYET KÂRI VEYA ZARARI<text:line-break/><text:span text:style-name="Strong_20_Emphasis">F-DİĞER FAALİYETLERDEN OLAĞAN GELİR VE KÂRLAR</text:span><text:line-break/>1-İştiraklerdan Temettü Gelirleri<text:line-break/>2-Bağlı Ortaklıklardan Temettü Gelirleri<text:line-break/>3-Faiz Gelirleri<text:line-break/>4-Komisyon Gelirleri<text:line-break/>5-Konusu Kalmayan Karşılıklar<text:line-break/>6-Menkul Kıymet Satış Kârı<text:line-break/>7-Kambiyo Kârları<text:line-break/>8-Reeskont Faiz Gelirleri<text:line-break/>9-Diğer Olağan Gelir ve Kârlar<text:line-break/><text:span text:style-name="Strong_20_Emphasis">G-DİĞER FAALİYETLERDEN OLAĞAN GİDER VE ZARARLAR(-)</text:span><text:line-break/>1-Komisyon Giderleri(-)<text:line-break/>2-Karşılık Giderleri(-)<text:line-break/>3-Menkul Kıymet Satış Zararı(-)<text:line-break/>4-Kambiyo Zararları(-)<text:line-break/>5-Reeskont Faiz Giderleri(-)<text:line-break/>6-Diğer Olağan Gider ve Zararlar(-)<text:line-break/><text:span text:style-name="Strong_20_Emphasis">H-FİNANSMAN GİDERLERİ(-)</text:span><text:line-break/>1-Kısa Vadeli Borçlanma Giderleri(-)<text:line-break/>2-Uzun Vadeli Borçlanma Giderleri(-)<text:line-break/>OLAĞAN KÂR VEYA ZARAR<text:line-break/><text:span text:style-name="Strong_20_Emphasis">I-OLAĞAN DIŞI GELİR VE KÂRLAR</text:span><text:line-break/>1-Önceki Dönem Gelir ve Kârları<text:line-break/><text:soft-page-break/>2-Diğer Olağan Dışı Gelir ve Kârlar<text:line-break/><text:span text:style-name="Strong_20_Emphasis">J-OLAĞAN DIŞI GİDER VE ZARARLAR(-)</text:span><text:line-break/>1-Çalışmayan Kısım Gider ve Zararları(-)<text:line-break/>2-Önceki Dönem Gider ve Zararları(-)<text:line-break/>3-Diğer Olağan Dışı Gider ve Zararlar(-)<text:line-break/>DÖNEM KÂRI VEYA ZARARI<text:line-break/><text:span text:style-name="Strong_20_Emphasis">K-DÖNEM KÂRI VERGİ VE DİĞER YASAL YÜKÜMLÜLÜK </text:span><text:span text:style-name="Strong_20_Emphasis">KARŞILIKLARI(-)</text:span><text:line-break/>DÖNEM NET KÂRI VEYA ZARARI</text:p>
          </table:table-cell>
          <table:table-cell table:style-name="Tablo3.A2" office:value-type="string">
            <text:p text:style-name="P10"> </text:p>
          </table:table-cell>
          <table:table-cell table:style-name="Tablo3.C2" office:value-type="string">
            <text:p text:style-name="P10"> </text:p>
          </table:table-cell>
        </table:table-row>
      </table:table>
      <text:p text:style-name="P3"/>
      <text:p text:style-name="P3"/>
      <text:p text:style-name="P3"><draw:frame draw:style-name="fr1" draw:name="grafik1" text:anchor-type="as-char" svg:width="16.616cm" svg:height="9.525cm" draw:z-index="0"><draw:image xlink:href="http://muhasebedersleri.com/dosyalar/images/gelir.jpg" xlink:type="simple" xlink:show="embed" xlink:actuate="onLoad"/><svg:title>hesap tipi gelir tablosu</svg:title></draw:frame></text:p>
      <text:p text:style-name="P3"/>
      <text:p text:style-name="P3"/>
      <text:p text:style-name="P3"><text:tab/><text:span text:style-name="T12">Gelir Tablosunun Hazırlanması</text:span></text:p>
      <text:p text:style-name="P8"/>
      <text:p text:style-name="P8"/>
      <text:list xml:id="list615584424" text:style-name="L1">
        <text:list-item>
          <text:p text:style-name="P14">Maliyet Hesaplarının Gelir Tablosu Hesaplarına Aktarılması</text:p>
          <text:p text:style-name="P14"/>
        </text:list-item>
      </text:list>
      <text:p text:style-name="P3"><text:tab/>İşletmenin yıl içerisinde elde ettiği gelirler ,6 ile başlayan gelir hesaplarının alacağına</text:p>
      <text:p text:style-name="P3">giderler ise 7 ile başlayan gider <text:s/>( maliyet ) hesaplarının borcuna yazılır.</text:p>
      <text:p text:style-name="P3"/>
      <text:p text:style-name="P3"><text:tab/>Maliyet hesapları ilgili yansıtma hesapları ile gelir tablosu hesaplarına aktarılır.</text:p>
      <text:p text:style-name="P3"><text:tab/>Maliyet hesabı ile ilgili yansıtma hesabı ters kayıt ile kapatılır.</text:p>
      <text:p text:style-name="P3"/>
      <text:p text:style-name="P6"><text:tab/>Maliyet hesaplarında bulunan giderler hesap dönemi sonunda , yansıtma hesapları yolu ile</text:p>
      <text:p text:style-name="P6">ilgili gelir tablosu hesaplarına yansıtılır.</text:p>
      <text:p text:style-name="P6"/>
      <text:p text:style-name="P6"><text:tab/></text:p>
      <table:table table:name="Tablo1" table:style-name="Tablo1">
        <table:table-column table:style-name="Tablo1.A"/>
        <table:table-column table:style-name="Tablo1.B"/>
        <table:table-column table:style-name="Tablo1.C"/>
        <table:table-row>
          <table:table-cell table:style-name="Tablo1.A1" table:number-columns-spanned="2" office:value-type="string">
            <text:p text:style-name="P11">Maliyet Hesapları</text:p>
          </table:table-cell>
          <table:covered-table-cell/>
          <table:table-cell table:style-name="Tablo1.C1" office:value-type="string">
            <text:p text:style-name="Table_20_Contents"><text:s/><text:span text:style-name="T16">Bilanço Ve Gelir Tablosu Hesapları</text:span></text:p>
          </table:table-cell>
        </table:table-row>
        <table:table-row>
          <table:table-cell table:style-name="Tablo1.A2" office:value-type="string">
            <text:p text:style-name="P12">Gider Hesapları</text:p>
          </table:table-cell>
          <table:table-cell table:style-name="Tablo1.A2" office:value-type="string">
            <text:p text:style-name="P12">Yansıtma Hesapları</text:p>
          </table:table-cell>
          <table:table-cell table:style-name="Tablo1.C2" office:value-type="string">
            <text:p text:style-name="Table_20_Contents"/>
          </table:table-cell>
        </table:table-row>
        <table:table-row>
          <table:table-cell table:style-name="Tablo1.A2" office:value-type="string">
            <text:p text:style-name="Table_20_Contents">710.Direkt İlk Madde <text:soft-page-break/>ve Malzeme Giderleri</text:p>
            <text:p text:style-name="Table_20_Contents"/>
            <text:p text:style-name="Table_20_Contents">720.Direkt İşçilik Giderleri</text:p>
            <text:p text:style-name="Table_20_Contents"/>
            <text:p text:style-name="Table_20_Contents">730.Genel Üretim Giderleri</text:p>
            <text:p text:style-name="Table_20_Contents"><text:s/></text:p>
            <text:p text:style-name="Table_20_Contents"/>
          </table:table-cell>
          <table:table-cell table:style-name="Tablo1.A2" office:value-type="string">
            <text:p text:style-name="Table_20_Contents">711.Direkt İlk Madde <text:soft-page-break/>ve Malzeme Giderleri </text:p>
            <text:p text:style-name="Table_20_Contents">Yansıtma Hesabı</text:p>
            <text:p text:style-name="Table_20_Contents">721.Direk İşçilik Giderleri Yansıtma Hesabı</text:p>
            <text:p text:style-name="Table_20_Contents">731.Genel Üretim Giderleri Yansıtma Hesabı</text:p>
          </table:table-cell>
          <table:table-cell table:style-name="Tablo1.C2" office:value-type="string">
            <text:p text:style-name="Table_20_Contents">151.Yarı Mamüller Üretim Hesabı</text:p>
            <text:p text:style-name="Table_20_Contents"><text:soft-page-break/></text:p>
            <text:p text:style-name="Table_20_Contents"/>
            <text:p text:style-name="Table_20_Contents">152.Mamüller Hesabı</text:p>
          </table:table-cell>
        </table:table-row>
        <table:table-row>
          <table:table-cell table:style-name="Tablo1.A2" office:value-type="string">
            <text:p text:style-name="Table_20_Contents">740.Hizmet Üretim </text:p>
            <text:p text:style-name="Table_20_Contents">Maliyeti</text:p>
          </table:table-cell>
          <table:table-cell table:style-name="Tablo1.A2" office:value-type="string">
            <text:p text:style-name="Table_20_Contents">741.Hizmet Üretim Maliyeti Yansıtma Hesabı</text:p>
          </table:table-cell>
          <table:table-cell table:style-name="Tablo1.C2" office:value-type="string">
            <text:p text:style-name="Table_20_Contents">622.Satılan Hizmet Maliyeti</text:p>
            <text:p text:style-name="Table_20_Contents"/>
            <text:p text:style-name="Table_20_Contents">170.Yıllara Yay.İnşaat ve Onarım Maliyetleri</text:p>
          </table:table-cell>
        </table:table-row>
        <table:table-row>
          <table:table-cell table:style-name="Tablo1.A2" office:value-type="string">
            <text:p text:style-name="Table_20_Contents">750.Araştırma Ve Geliştirme Giderleri</text:p>
          </table:table-cell>
          <table:table-cell table:style-name="Tablo1.A2" office:value-type="string">
            <text:p text:style-name="Table_20_Contents">751.Araştırma Ve Geliştirme Giderleri</text:p>
            <text:p text:style-name="Table_20_Contents">Yansıtma Hesabı</text:p>
          </table:table-cell>
          <table:table-cell table:style-name="Tablo1.C2" office:value-type="string">
            <text:p text:style-name="Table_20_Contents"/>
            <text:p text:style-name="Table_20_Contents">630.Araştırma Ve Geliştirme Giderleri</text:p>
            <text:p text:style-name="Table_20_Contents"/>
          </table:table-cell>
        </table:table-row>
        <table:table-row>
          <table:table-cell table:style-name="Tablo1.A2" office:value-type="string">
            <text:p text:style-name="Table_20_Contents">760.Pazarlama , Satış ve Dağıtım Giderleri</text:p>
          </table:table-cell>
          <table:table-cell table:style-name="Tablo1.A2" office:value-type="string">
            <text:p text:style-name="Table_20_Contents">761.Pazarlama , Satış ve Dağıtım Giderleri Yansıtma Hesabı </text:p>
          </table:table-cell>
          <table:table-cell table:style-name="Tablo1.C2" office:value-type="string">
            <text:p text:style-name="Table_20_Contents"/>
            <text:p text:style-name="Table_20_Contents">631.Pazarlama , Satış ve Dağıtım Giderleri</text:p>
          </table:table-cell>
        </table:table-row>
        <table:table-row>
          <table:table-cell table:style-name="Tablo1.A2" office:value-type="string">
            <text:p text:style-name="Table_20_Contents">770.Genel Yönetim Giderleri</text:p>
          </table:table-cell>
          <table:table-cell table:style-name="Tablo1.A2" office:value-type="string">
            <text:p text:style-name="Table_20_Contents">771.Genel Yönetim Giderleri Yansıtma Hesabı </text:p>
          </table:table-cell>
          <table:table-cell table:style-name="Tablo1.C2" office:value-type="string">
            <text:p text:style-name="Table_20_Contents"/>
            <text:p text:style-name="Table_20_Contents">632.Genel Yönetim Giderleri</text:p>
          </table:table-cell>
        </table:table-row>
        <table:table-row>
          <table:table-cell table:style-name="Tablo1.A2" office:value-type="string">
            <text:p text:style-name="Table_20_Contents">780.Finansman Giderleri</text:p>
          </table:table-cell>
          <table:table-cell table:style-name="Tablo1.A2" office:value-type="string">
            <text:p text:style-name="Table_20_Contents">781.Finansman Giderleri Yansıtma Hesabı</text:p>
          </table:table-cell>
          <table:table-cell table:style-name="Tablo1.C2" office:value-type="string">
            <text:p text:style-name="Table_20_Contents">660.Kısa Vadeli Borçlanma Giderleri</text:p>
            <text:p text:style-name="Table_20_Contents"/>
            <text:p text:style-name="Table_20_Contents">661.Uzun Vadeli Borçlanma Giderleri</text:p>
          </table:table-cell>
        </table:table-row>
      </table:table>
      <text:p text:style-name="P6"/>
      <text:p text:style-name="P6"/>
      <text:p text:style-name="P6"><text:tab/>Yansıtma hesapları yansıtma işlemi sonucunda gider hesabı kadar alacaklandırılır,uygun bilanço ve gelir tablosu hesapları borçlandırılır.</text:p>
      <text:p text:style-name="P6"/>
      <text:list xml:id="list37370860" text:style-name="L2">
        <text:list-item>
          <text:p text:style-name="P15">Gelir tablosundaki 690 Dönem Net Karı / Zararı hesabının alacağına gelirler , </text:p>
          <text:p text:style-name="P15">borcuna giderler işlenir. Dönem net karı/zararı bulunur.</text:p>
          <text:p text:style-name="P16"/>
          <text:p text:style-name="P16">690 Dönem Net Karı / Zararı hesabı borç bakiye veriyorsa zarar , alacak bakiye veriyorsa kar elde edilir.<text:tab/></text:p>
        </text:list-item>
      </text:list>
      <text:p text:style-name="P6"/>
      <text:p text:style-name="P3"><text:tab/>Gelirler &gt; Giderler = KAR<text:line-break/><text:tab/>Giderler &gt; Gelirler = ZARAR</text:p>
      <text:p text:style-name="P3"><text:tab/></text:p>
      <text:p text:style-name="P3"><text:tab/>Vergi ve diğer yasal yükümlülükler ayrıldıktan sonra , bilançoda 590.Dönem Net Karı / 591.Dönem Net Zararı <text:s/>hesabına aktarılarak kapatılır.</text:p>
      <text:p text:style-name="P3"/>
      <text:p text:style-name="P3"><text:tab/></text:p>
      <text:p text:style-name="P3"><text:tab/><text:span text:style-name="T17">Bilanço / Gelir Tablosu İlişkisi</text:span></text:p>
      <text:p text:style-name="P4"/>
      <text:p text:style-name="P7"><text:span text:style-name="T5"><text:tab/></text:span><text:span text:style-name="T8">Dönem sonunda gelir tablosundan elde edilen kar / zarar bilançoda özkaynakların altında bulunan Dönem Net Karı ( Zararı ) hesap grubu hesaplarına yansıtılır.</text:span></text:p>
      <text:p text:style-name="P6"/>
      <text:p text:style-name="P6"><text:tab/>İşletmenin gelirleri giderlerinden fazla ise kar , bilançoda 590 Dönem Net Karı Hesabına </text:p>
      <text:p text:style-name="P6"/>
      <text:p text:style-name="P6"><text:soft-page-break/>yansıtılır,giderler gelirlerden fazla ise zarar , 591 Dönem Net Zararı Hesabına Yansıtılır.</text:p>
      <text:p text:style-name="P6"/>
      <text:p text:style-name="P6"><text:tab/><text:span text:style-name="T13">İşletmenin dönem sonunda elde ettiği net karı/zararı hem bilançoda hem de gelir tablosunda yer alır.</text:span></text:p>
      <text:p text:style-name="P6"/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5T14:35:45</meta:creation-date>
    <meta:generator>OpenOffice.org/3.2$Unix OpenOffice.org_project/320m12$Build-9483</meta:generator>
    <dc:date>2010-12-01T15:41:26.27</dc:date>
    <meta:editing-duration>PT07H58M01S</meta:editing-duration>
    <meta:editing-cycles>66</meta:editing-cycles>
    <dc:creator>coskun </dc:creator>
    <meta:document-statistic meta:table-count="3" meta:image-count="1" meta:object-count="0" meta:page-count="7" meta:paragraph-count="120" meta:word-count="1192" meta:character-count="9036"/>
  </office:meta>
</office:document-meta>
</file>